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F84FFB3E49503EC.png" manifest:media-type="image/png"/>
  <manifest:file-entry manifest:full-path="Pictures/100000000000078000000438C532D4CF213678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29e" officeooo:paragraph-rsid="000142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73cm, 12.06cm, 4.752cm, 11.6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91cm, 12.114cm, 4.664cm, 11.65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x="1.621cm" svg:y="0.988cm" svg:width="14.238cm" svg:height="11.268cm" draw:z-index="1"><draw:image xlink:href="Pictures/1000000000000780000004386F84FFB3E49503EC.png" xlink:type="simple" xlink:show="embed" xlink:actuate="onLoad" draw:mime-type="image/png"/></draw:frame><draw:frame draw:style-name="fr2" draw:name="Image1" text:anchor-type="char" svg:x="1.868cm" svg:y="13.617cm" svg:width="14.088cm" svg:height="11.361cm" draw:z-index="0"><draw:image xlink:href="Pictures/100000000000078000000438C532D4CF213678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3:32:58.999000000</meta:creation-date>
    <dc:date>2021-08-24T13:38:21.344000000</dc:date>
    <meta:editing-duration>PT5M22S</meta:editing-duration>
    <meta:editing-cycles>2</meta:editing-cycles>
    <meta:generator>LibreOffice/7.1.3.2$Windows_X86_64 LibreOffice_project/47f78053abe362b9384784d31a6e56f8511eb1c1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